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Gothic1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Akapit_20_z_20_listą" style:list-style-name="L2">
      <style:paragraph-properties fo:margin-top="0.423cm" fo:margin-bottom="0.423cm" style:contextual-spacing="false" fo:line-height="100%"/>
      <style:text-properties style:font-name="Times New Roman" fo:font-size="13pt" style:font-name-asian="Aptos" style:font-size-asian="13pt" style:font-name-complex="Aptos" style:font-size-complex="13pt"/>
    </style:style>
    <style:style style:name="P2" style:family="paragraph" style:parent-style-name="Akapit_20_z_20_listą" style:list-style-name="L4">
      <style:paragraph-properties fo:margin-top="0.423cm" fo:margin-bottom="0.423cm" style:contextual-spacing="false" fo:line-height="100%"/>
      <style:text-properties style:font-name="Times New Roman" fo:font-size="13pt" style:font-name-asian="Aptos" style:font-size-asian="13pt" style:font-name-complex="Aptos" style:font-size-complex="13pt"/>
    </style:style>
    <style:style style:name="P3" style:family="paragraph" style:parent-style-name="Akapit_20_z_20_listą" style:list-style-name="L6">
      <style:paragraph-properties fo:margin-top="0.423cm" fo:margin-bottom="0.423cm" style:contextual-spacing="false" fo:line-height="100%"/>
      <style:text-properties style:font-name="Times New Roman" fo:font-size="13pt" style:font-name-asian="Aptos" style:font-size-asian="13pt" style:font-name-complex="Aptos" style:font-size-complex="13pt"/>
    </style:style>
    <style:style style:name="P4" style:family="paragraph" style:parent-style-name="Akapit_20_z_20_listą" style:list-style-name="L7">
      <style:paragraph-properties fo:margin-top="0.423cm" fo:margin-bottom="0.423cm" style:contextual-spacing="false" fo:line-height="100%"/>
      <style:text-properties style:font-name="Times New Roman" fo:font-size="13pt" style:font-name-asian="Aptos" style:font-size-asian="13pt" style:font-name-complex="Aptos" style:font-size-complex="13pt"/>
    </style:style>
    <style:style style:name="P5" style:family="paragraph" style:parent-style-name="Akapit_20_z_20_listą" style:list-style-name="L8">
      <style:paragraph-properties fo:margin-top="0.423cm" fo:margin-bottom="0.423cm" style:contextual-spacing="false" fo:line-height="100%"/>
      <style:text-properties style:font-name="Times New Roman" fo:font-size="13pt" style:font-name-asian="Aptos" style:font-size-asian="13pt" style:font-name-complex="Aptos" style:font-size-complex="13pt"/>
    </style:style>
    <style:style style:name="P6" style:family="paragraph" style:parent-style-name="Akapit_20_z_20_listą" style:list-style-name="L9">
      <style:paragraph-properties fo:margin-top="0.423cm" fo:margin-bottom="0.423cm" style:contextual-spacing="false" fo:line-height="100%"/>
      <style:text-properties style:font-name="Times New Roman" fo:font-size="13pt" style:font-name-asian="Aptos" style:font-size-asian="13pt" style:font-name-complex="Aptos" style:font-size-complex="13pt"/>
    </style:style>
    <style:style style:name="P7" style:family="paragraph" style:parent-style-name="Akapit_20_z_20_listą" style:list-style-name="L10">
      <style:paragraph-properties fo:margin-top="0.423cm" fo:margin-bottom="0.423cm" style:contextual-spacing="false" fo:line-height="100%"/>
      <style:text-properties style:font-name="Times New Roman" fo:font-size="13pt" style:font-name-asian="Aptos" style:font-size-asian="13pt" style:font-name-complex="Aptos" style:font-size-complex="13pt"/>
    </style:style>
    <style:style style:name="P8" style:family="paragraph" style:parent-style-name="Akapit_20_z_20_listą" style:list-style-name="L11">
      <style:paragraph-properties fo:margin-top="0.423cm" fo:margin-bottom="0.423cm" style:contextual-spacing="false" fo:line-height="100%"/>
      <style:text-properties style:font-name="Times New Roman" fo:font-size="13pt" style:font-name-asian="Aptos" style:font-size-asian="13pt" style:font-name-complex="Aptos" style:font-size-complex="13pt"/>
    </style:style>
    <style:style style:name="P9" style:family="paragraph" style:parent-style-name="Akapit_20_z_20_listą" style:list-style-name="L12">
      <style:paragraph-properties fo:margin-top="0.423cm" fo:margin-bottom="0.423cm" style:contextual-spacing="false" fo:line-height="100%"/>
      <style:text-properties style:font-name="Times New Roman" fo:font-size="13pt" style:font-name-asian="Aptos" style:font-size-asian="13pt" style:font-name-complex="Aptos" style:font-size-complex="13pt"/>
    </style:style>
    <style:style style:name="P10" style:family="paragraph" style:parent-style-name="Akapit_20_z_20_listą" style:list-style-name="L16">
      <style:paragraph-properties fo:margin-top="0.423cm" fo:margin-bottom="0.423cm" style:contextual-spacing="false" fo:line-height="100%"/>
      <style:text-properties style:font-name="Times New Roman" fo:font-size="13pt" style:font-name-asian="Aptos" style:font-size-asian="13pt" style:font-name-complex="Aptos" style:font-size-complex="13pt"/>
    </style:style>
    <style:style style:name="P11" style:family="paragraph" style:parent-style-name="Akapit_20_z_20_listą" style:list-style-name="L17">
      <style:paragraph-properties fo:margin-top="0.423cm" fo:margin-bottom="0.423cm" style:contextual-spacing="false" fo:line-height="100%"/>
      <style:text-properties style:font-name="Times New Roman" fo:font-size="13pt" style:font-name-asian="Aptos" style:font-size-asian="13pt" style:font-name-complex="Aptos" style:font-size-complex="13pt"/>
    </style:style>
    <style:style style:name="P12" style:family="paragraph" style:parent-style-name="Akapit_20_z_20_listą" style:list-style-name="L19">
      <style:paragraph-properties fo:margin-top="0.423cm" fo:margin-bottom="0.423cm" style:contextual-spacing="false" fo:line-height="100%"/>
      <style:text-properties style:font-name="Times New Roman" fo:font-size="13pt" style:font-name-asian="Aptos" style:font-size-asian="13pt" style:font-name-complex="Aptos" style:font-size-complex="13pt"/>
    </style:style>
    <style:style style:name="P13" style:family="paragraph" style:parent-style-name="Akapit_20_z_20_listą" style:list-style-name="L20">
      <style:paragraph-properties fo:margin-top="0.423cm" fo:margin-bottom="0.423cm" style:contextual-spacing="false" fo:line-height="100%"/>
      <style:text-properties style:font-name="Times New Roman" fo:font-size="13pt" style:font-name-asian="Aptos" style:font-size-asian="13pt" style:font-name-complex="Aptos" style:font-size-complex="13pt"/>
    </style:style>
    <style:style style:name="P14" style:family="paragraph" style:parent-style-name="Akapit_20_z_20_listą" style:list-style-name="L12">
      <style:paragraph-properties fo:margin-top="0.423cm" fo:margin-bottom="0.423cm" style:contextual-spacing="false" fo:line-height="100%"/>
      <style:text-properties style:font-name="Times New Roman" fo:font-size="13pt" style:font-size-asian="13pt" style:font-size-complex="13pt"/>
    </style:style>
    <style:style style:name="P15" style:family="paragraph" style:parent-style-name="Akapit_20_z_20_listą" style:list-style-name="L20">
      <style:paragraph-properties fo:margin-top="0.423cm" fo:margin-bottom="0.423cm" style:contextual-spacing="false" fo:line-height="100%"/>
    </style:style>
    <style:style style:name="P16" style:family="paragraph" style:parent-style-name="Akapit_20_z_20_listą" style:list-style-name="L1">
      <style:paragraph-properties fo:margin-top="0.423cm" fo:margin-bottom="0.423cm" style:contextual-spacing="false" fo:line-height="100%"/>
    </style:style>
    <style:style style:name="P17" style:family="paragraph" style:parent-style-name="Akapit_20_z_20_listą" style:list-style-name="L2">
      <style:paragraph-properties fo:margin-top="0.423cm" fo:margin-bottom="0.423cm" style:contextual-spacing="false" fo:line-height="100%"/>
    </style:style>
    <style:style style:name="P18" style:family="paragraph" style:parent-style-name="Akapit_20_z_20_listą" style:list-style-name="L3">
      <style:paragraph-properties fo:margin-top="0.423cm" fo:margin-bottom="0.423cm" style:contextual-spacing="false" fo:line-height="100%"/>
    </style:style>
    <style:style style:name="P19" style:family="paragraph" style:parent-style-name="Akapit_20_z_20_listą" style:list-style-name="L4">
      <style:paragraph-properties fo:margin-top="0.423cm" fo:margin-bottom="0.423cm" style:contextual-spacing="false" fo:line-height="100%"/>
    </style:style>
    <style:style style:name="P20" style:family="paragraph" style:parent-style-name="Akapit_20_z_20_listą" style:list-style-name="L5">
      <style:paragraph-properties fo:margin-top="0.423cm" fo:margin-bottom="0.423cm" style:contextual-spacing="false" fo:line-height="100%"/>
    </style:style>
    <style:style style:name="P21" style:family="paragraph" style:parent-style-name="Akapit_20_z_20_listą" style:list-style-name="L15">
      <style:paragraph-properties fo:margin-top="0.423cm" fo:margin-bottom="0.423cm" style:contextual-spacing="false" fo:line-height="100%"/>
    </style:style>
    <style:style style:name="P22" style:family="paragraph" style:parent-style-name="Akapit_20_z_20_listą" style:list-style-name="L18">
      <style:paragraph-properties fo:margin-top="0.423cm" fo:margin-bottom="0.423cm" style:contextual-spacing="false" fo:line-height="100%"/>
    </style:style>
    <style:style style:name="P23" style:family="paragraph" style:parent-style-name="Heading_20_1" style:master-page-name="MP0">
      <style:paragraph-properties fo:margin-top="0.568cm" fo:margin-bottom="0.568cm" style:contextual-spacing="false" fo:line-height="100%" style:page-number="auto" fo:break-before="page"/>
    </style:style>
    <style:style style:name="P24" style:family="paragraph" style:parent-style-name="Heading_20_2">
      <style:paragraph-properties fo:margin-top="0.527cm" fo:margin-bottom="0.527cm" style:contextual-spacing="false" fo:line-height="100%"/>
    </style:style>
    <style:style style:name="P25" style:family="paragraph" style:parent-style-name="Heading_20_3">
      <style:paragraph-properties fo:margin-top="0.496cm" fo:margin-bottom="0.496cm" style:contextual-spacing="false" fo:line-height="100%"/>
    </style:style>
    <style:style style:name="P26" style:family="paragraph" style:parent-style-name="Heading_20_3">
      <style:paragraph-properties fo:margin-top="0.496cm" fo:margin-bottom="0.496cm" style:contextual-spacing="false" fo:line-height="100%"/>
      <style:text-properties officeooo:paragraph-rsid="0020d49b"/>
    </style:style>
    <style:style style:name="P27" style:family="paragraph" style:parent-style-name="Heading_20_4">
      <style:paragraph-properties fo:margin-top="0.563cm" fo:margin-bottom="0.563cm" style:contextual-spacing="false" fo:line-height="100%"/>
    </style:style>
    <style:style style:name="P28" style:family="paragraph" style:parent-style-name="Normalny">
      <style:paragraph-properties fo:line-height="100%"/>
      <style:text-properties style:font-name="Times New Roman" fo:font-size="13pt" style:font-size-asian="13pt" style:font-size-complex="13pt"/>
    </style:style>
    <style:style style:name="P29" style:family="paragraph" style:parent-style-name="Normalny">
      <style:paragraph-properties fo:margin-top="0.423cm" fo:margin-bottom="0.423cm" style:contextual-spacing="false" fo:line-height="100%"/>
      <style:text-properties style:font-name="Times New Roman" fo:font-size="13pt" style:font-name-asian="Aptos" style:font-size-asian="13pt" style:font-name-complex="Aptos" style:font-size-complex="13pt"/>
    </style:style>
    <style:style style:name="P30" style:family="paragraph" style:parent-style-name="Normalny">
      <style:paragraph-properties fo:margin-top="0.423cm" fo:margin-bottom="0.423cm" style:contextual-spacing="false" fo:line-height="100%"/>
    </style:style>
    <style:style style:name="P31" style:family="paragraph" style:parent-style-name="Normalny">
      <style:paragraph-properties fo:line-height="100%"/>
    </style:style>
    <style:style style:name="P32" style:family="paragraph" style:parent-style-name="Normalny">
      <style:paragraph-properties fo:margin-left="4.995cm" fo:line-height="100%" fo:text-indent="1.249cm" style:auto-text-indent="false">
        <style:tab-stops/>
      </style:paragraph-properties>
    </style:style>
    <style:style style:name="P33" style:family="paragraph" style:parent-style-name="Normalny">
      <style:paragraph-properties fo:margin-top="0.527cm" fo:margin-bottom="0.527cm" style:contextual-spacing="false" fo:line-height="100%"/>
    </style:style>
    <style:style style:name="P34" style:family="paragraph" style:parent-style-name="Text_20_body">
      <style:paragraph-properties fo:margin-top="0.423cm" fo:margin-bottom="0.423cm" style:contextual-spacing="false" fo:line-height="100%"/>
      <style:text-properties style:font-name="Aptos" style:font-name-asian="Aptos" style:font-name-complex="Aptos"/>
    </style:style>
    <style:style style:name="P35" style:family="paragraph" style:parent-style-name="Text_20_body" style:list-style-name="L21">
      <style:paragraph-properties fo:line-height="100%"/>
      <style:text-properties style:font-name="Times New Roman" fo:font-size="13pt" style:font-size-asian="13pt" style:font-size-complex="13pt"/>
    </style:style>
    <style:style style:name="P36" style:family="paragraph" style:parent-style-name="Text_20_body">
      <style:paragraph-properties fo:line-height="100%"/>
      <style:text-properties style:font-name="Times New Roman" fo:font-size="13pt" style:font-size-asian="13pt" style:font-size-complex="13pt"/>
    </style:style>
    <style:style style:name="P37" style:family="paragraph" style:parent-style-name="Text_20_body" style:list-style-name="L31">
      <style:paragraph-properties fo:line-height="100%"/>
      <style:text-properties style:font-name="Times New Roman" fo:font-size="13pt" officeooo:paragraph-rsid="0020d49b" style:font-size-asian="13pt" style:font-size-complex="13pt"/>
    </style:style>
    <style:style style:name="P38" style:family="paragraph" style:parent-style-name="Text_20_body">
      <style:paragraph-properties fo:line-height="100%"/>
      <style:text-properties officeooo:paragraph-rsid="0020d49b"/>
    </style:style>
    <style:style style:name="P39" style:family="paragraph" style:parent-style-name="Text_20_body" style:list-style-name="L23">
      <style:paragraph-properties fo:line-height="100%"/>
      <style:text-properties officeooo:paragraph-rsid="0020d49b"/>
    </style:style>
    <style:style style:name="P40" style:family="paragraph" style:parent-style-name="Text_20_body" style:list-style-name="L31">
      <style:paragraph-properties fo:line-height="100%"/>
      <style:text-properties officeooo:paragraph-rsid="0020d49b"/>
    </style:style>
    <style:style style:name="P41" style:family="paragraph" style:parent-style-name="Text_20_body">
      <style:paragraph-properties fo:line-height="100%"/>
      <style:text-properties fo:color="#0f4761" loext:opacity="100%" style:font-name="Times New Roman" fo:font-size="13pt" fo:font-weight="bold" officeooo:rsid="001f3725" officeooo:paragraph-rsid="001f3725" style:font-size-asian="13pt" style:font-weight-asian="bold" style:font-size-complex="13pt" style:font-weight-complex="bold"/>
    </style:style>
    <style:style style:name="P42" style:family="paragraph" style:parent-style-name="Text_20_body">
      <style:paragraph-properties fo:line-height="100%"/>
      <style:text-properties fo:color="#0f4761" loext:opacity="100%" style:font-name="Times New Roman" fo:font-size="13pt" fo:font-weight="bold" officeooo:rsid="0020d49b" officeooo:paragraph-rsid="0020d49b" style:font-size-asian="13pt" style:font-weight-asian="bold" style:font-size-complex="13pt" style:font-weight-complex="bold"/>
    </style:style>
    <style:style style:name="P43" style:family="paragraph" style:parent-style-name="Text_20_body">
      <style:paragraph-properties fo:line-height="100%"/>
      <style:text-properties fo:color="#0f4761" loext:opacity="100%" fo:font-weight="bold" officeooo:rsid="0020d49b" officeooo:paragraph-rsid="0020d49b" style:font-weight-asian="bold" style:font-weight-complex="bold"/>
    </style:style>
    <style:style style:name="P44" style:family="paragraph" style:parent-style-name="Text_20_body" style:list-style-name="L25">
      <style:paragraph-properties fo:line-height="100%"/>
      <style:text-properties fo:color="#000000" loext:opacity="100%" style:font-name="Times New Roman" fo:font-size="13pt" officeooo:rsid="0020d49b" officeooo:paragraph-rsid="0020d49b" style:font-size-asian="13pt" style:font-size-complex="13pt"/>
    </style:style>
    <style:style style:name="P45" style:family="paragraph" style:parent-style-name="Text_20_body" style:list-style-name="L27">
      <style:paragraph-properties fo:line-height="100%"/>
      <style:text-properties fo:color="#000000" loext:opacity="100%" style:font-name="Times New Roman" fo:font-size="13pt" officeooo:rsid="0020d49b" officeooo:paragraph-rsid="0020d49b" style:font-size-asian="13pt" style:font-size-complex="13pt"/>
    </style:style>
    <style:style style:name="P46" style:family="paragraph" style:parent-style-name="Text_20_body" style:list-style-name="L28">
      <style:paragraph-properties fo:line-height="100%"/>
      <style:text-properties fo:color="#000000" loext:opacity="100%" style:font-name="Times New Roman" fo:font-size="13pt" officeooo:rsid="0020d49b" officeooo:paragraph-rsid="0020d49b" style:font-size-asian="13pt" style:font-size-complex="13pt"/>
    </style:style>
    <style:style style:name="P47" style:family="paragraph" style:parent-style-name="Text_20_body" style:list-style-name="L29">
      <style:paragraph-properties fo:line-height="100%"/>
      <style:text-properties fo:color="#000000" loext:opacity="100%" style:font-name="Times New Roman" fo:font-size="13pt" officeooo:rsid="0020d49b" officeooo:paragraph-rsid="0020d49b" style:font-size-asian="13pt" style:font-size-complex="13pt"/>
    </style:style>
    <style:style style:name="P48" style:family="paragraph" style:parent-style-name="Text_20_body" style:list-style-name="L30">
      <style:paragraph-properties fo:line-height="100%"/>
      <style:text-properties fo:color="#000000" loext:opacity="100%" style:font-name="Times New Roman" fo:font-size="13pt" officeooo:rsid="0020d49b" officeooo:paragraph-rsid="0020d49b" style:font-size-asian="13pt" style:font-size-complex="13pt"/>
    </style:style>
    <style:style style:name="P49" style:family="paragraph" style:parent-style-name="Text_20_body" style:list-style-name="L31">
      <style:paragraph-properties fo:line-height="100%"/>
      <style:text-properties fo:color="#000000" loext:opacity="100%" style:font-name="Times New Roman" fo:font-size="13pt" officeooo:rsid="0020d49b" officeooo:paragraph-rsid="0020d49b" style:font-size-asian="13pt" style:font-size-complex="13pt"/>
    </style:style>
    <style:style style:name="P50" style:family="paragraph" style:parent-style-name="Text_20_body">
      <style:paragraph-properties fo:line-height="100%"/>
      <style:text-properties fo:color="#000000" loext:opacity="100%" style:font-name="Times New Roman" fo:font-size="13pt" officeooo:rsid="0020d49b" officeooo:paragraph-rsid="0020d49b" style:font-size-asian="13pt" style:font-size-complex="13pt"/>
    </style:style>
    <style:style style:name="P51" style:family="paragraph" style:parent-style-name="Text_20_body">
      <style:paragraph-properties fo:line-height="100%"/>
      <style:text-properties fo:color="#000000" loext:opacity="100%" officeooo:rsid="0020d49b" officeooo:paragraph-rsid="0020d49b"/>
    </style:style>
    <style:style style:name="P52" style:family="paragraph" style:parent-style-name="Text_20_body">
      <style:paragraph-properties fo:line-height="100%"/>
      <style:text-properties officeooo:rsid="0020d49b" officeooo:paragraph-rsid="0020d49b"/>
    </style:style>
    <style:style style:name="T1" style:family="text">
      <style:text-properties fo:font-weight="bold" officeooo:rsid="0022693f" style:font-weight-asian="bold" style:font-weight-complex="bold"/>
    </style:style>
    <style:style style:name="T2" style:family="text">
      <style:text-properties style:font-name-asian="Aptos" style:font-name-complex="Aptos"/>
    </style:style>
    <style:style style:name="T3" style:family="text">
      <style:text-properties style:font-name="Times New Roman" fo:font-size="13pt" fo:font-weight="bold" style:font-name-asian="Aptos" style:font-size-asian="13pt" style:font-weight-asian="bold" style:font-name-complex="Aptos" style:font-size-complex="13pt" style:font-weight-complex="bold"/>
    </style:style>
    <style:style style:name="T4" style:family="text">
      <style:text-properties style:font-name="Times New Roman" fo:font-size="13pt" fo:font-weight="bold" officeooo:rsid="001f3725" style:font-name-asian="Aptos" style:font-size-asian="13pt" style:font-weight-asian="bold" style:font-name-complex="Aptos" style:font-size-complex="13pt" style:font-weight-complex="bold"/>
    </style:style>
    <style:style style:name="T5" style:family="text">
      <style:text-properties style:font-name="Times New Roman" fo:font-size="13pt" fo:font-weight="bold" officeooo:rsid="0020d49b" style:font-name-asian="Aptos" style:font-size-asian="13pt" style:font-weight-asian="bold" style:font-name-complex="Aptos" style:font-size-complex="13pt" style:font-weight-complex="bold"/>
    </style:style>
    <style:style style:name="T6" style:family="text">
      <style:text-properties style:font-name="Times New Roman" fo:font-size="13pt" fo:font-weight="bold" officeooo:rsid="0022693f" style:font-name-asian="Aptos" style:font-size-asian="13pt" style:font-weight-asian="bold" style:font-name-complex="Aptos" style:font-size-complex="13pt" style:font-weight-complex="bold"/>
    </style:style>
    <style:style style:name="T7" style:family="text">
      <style:text-properties style:font-name="Times New Roman" fo:font-size="13pt" fo:font-weight="bold" style:font-name-asian="Consolas" style:font-size-asian="13pt" style:font-weight-asian="bold" style:font-name-complex="Consolas" style:font-size-complex="13pt" style:font-weight-complex="bold"/>
    </style:style>
    <style:style style:name="T8" style:family="text">
      <style:text-properties style:font-name="Times New Roman" fo:font-size="13pt" style:font-name-asian="Aptos" style:font-size-asian="13pt" style:font-name-complex="Aptos" style:font-size-complex="13pt"/>
    </style:style>
    <style:style style:name="T9" style:family="text">
      <style:text-properties style:font-name="Times New Roman" fo:font-size="13pt" fo:font-style="italic" style:font-name-asian="Aptos" style:font-size-asian="13pt" style:font-style-asian="italic" style:font-name-complex="Aptos" style:font-size-complex="13pt" style:font-style-complex="italic"/>
    </style:style>
    <style:style style:name="T10" style:family="text">
      <style:text-properties style:font-name="Times New Roman" fo:font-size="13pt" style:font-name-asian="Consolas" style:font-size-asian="13pt" style:font-name-complex="Consolas" style:font-size-complex="13pt"/>
    </style:style>
    <style:style style:name="T11" style:family="text">
      <style:text-properties style:font-name="Times New Roman" fo:font-size="13pt" style:font-size-asian="13pt" style:font-size-complex="13pt"/>
    </style:style>
    <style:style style:name="T12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13" style:family="text">
      <style:text-properties style:font-name="Times New Roman" fo:font-size="16pt" fo:font-weight="bold" style:font-name-asian="Aptos" style:font-size-asian="16pt" style:font-weight-asian="bold" style:font-name-complex="Aptos" style:font-size-complex="16pt" style:font-weight-complex="bold"/>
    </style:style>
    <style:style style:name="T14" style:family="text">
      <style:text-properties style:font-name="Times New Roman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15" style:family="text">
      <style:text-properties style:font-name="Times New Roman" fo:font-size="22pt" fo:font-weight="bold" style:font-name-asian="Aptos" style:font-size-asian="22pt" style:font-weight-asian="bold" style:font-name-complex="Aptos" style:font-size-complex="22pt" style:font-weight-complex="bold"/>
    </style:style>
    <style:style style:name="T16" style:family="text">
      <style:text-properties fo:color="#0f4761" loext:opacity="100%" style:font-name="Times New Roman" fo:font-size="13pt" fo:font-weight="bold" style:font-name-asian="Consolas" style:font-size-asian="13pt" style:font-weight-asian="bold" style:font-name-complex="Consolas" style:font-size-complex="13pt" style:font-weight-complex="bold"/>
    </style:style>
    <style:style style:name="T17" style:family="text">
      <style:text-properties fo:color="#0f4761" loext:opacity="100%" style:font-name="Times New Roman" fo:font-size="13pt" fo:font-weight="bold" officeooo:rsid="001f3725" style:font-name-asian="Consolas" style:font-size-asian="13pt" style:font-weight-asian="bold" style:font-name-complex="Consolas" style:font-size-complex="13pt" style:font-weight-complex="bold"/>
    </style:style>
    <style:style style:name="T18" style:family="text">
      <style:text-properties fo:color="#0f4761" loext:opacity="100%" style:font-name="Times New Roman" fo:font-size="13pt" fo:font-weight="bold" style:font-size-asian="13pt" style:font-weight-asian="bold" style:font-size-complex="13pt" style:font-weight-complex="bold"/>
    </style:style>
    <style:style style:name="T19" style:family="text">
      <style:text-properties fo:color="#0f4761" loext:opacity="100%" style:font-name="Times New Roman" fo:font-size="13pt" fo:font-weight="bold" officeooo:rsid="0020d49b" style:font-size-asian="13pt" style:font-weight-asian="bold" style:font-size-complex="13pt" style:font-weight-complex="bold"/>
    </style:style>
    <style:style style:name="T20" style:family="text">
      <style:text-properties officeooo:rsid="0020d49b"/>
    </style:style>
    <style:style style:name="T21" style:family="text">
      <style:text-properties fo:color="#000000" loext:opacity="100%" style:font-name="Times New Roman" fo:font-size="13pt" fo:font-weight="normal" officeooo:rsid="0020d49b" style:font-size-asian="13pt" style:font-weight-asian="normal" style:font-size-complex="13pt" style:font-weight-complex="normal"/>
    </style:style>
    <style:style style:name="T22" style:family="text">
      <style:text-properties fo:color="#000000" loext:opacity="100%" style:font-name="Times New Roman" fo:font-size="13pt" fo:font-weight="normal" officeooo:rsid="0020d49b" style:font-name-asian="Aptos" style:font-size-asian="13pt" style:font-weight-asian="normal" style:font-name-complex="Aptos" style:font-size-complex="13pt" style:font-weight-complex="normal"/>
    </style:style>
    <style:style style:name="T23" style:family="text">
      <style:text-properties fo:color="#000000" loext:opacity="100%" style:font-name="Times New Roman" fo:font-size="13pt" fo:font-weight="bold" officeooo:rsid="0020d49b" style:font-name-asian="Aptos" style:font-size-asian="13pt" style:font-weight-asian="bold" style:font-name-complex="Aptos" style:font-size-complex="13pt" style:font-weight-complex="bold"/>
    </style:style>
    <style:style style:name="T24" style:family="text">
      <style:text-properties fo:color="#000000" loext:opacity="100%" style:font-name="Times New Roman" fo:font-size="13pt" officeooo:rsid="0020d49b" style:font-size-asian="13pt" style:font-size-complex="13pt"/>
    </style:style>
    <style:style style:name="T25" style:family="text">
      <style:text-properties fo:color="#2f4f4f" loext:opacity="100%" style:font-name="Times New Roman" fo:font-size="13pt" fo:font-weight="bold" officeooo:rsid="0020d49b" style:font-name-asian="Aptos" style:font-size-asian="13pt" style:font-weight-asian="bold" style:font-name-complex="Aptos" style:font-size-complex="13pt" style:font-weight-complex="bold"/>
    </style:style>
    <style:style style:name="T26" style:family="text">
      <style:text-properties officeooo:rsid="0022693f"/>
    </style:style>
    <text:list-style style:name="L1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1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 text:is-list-header="true"><text:span text:style-name="Domyślna_20_czcionka_20_akapitu"><text:span text:style-name="T15">Dokumentacja projektu Matrix Guide 🧮</text:span></text:span></text:h>
      <text:h text:style-name="P24" text:outline-level="2"><text:span text:style-name="Domyślna_20_czcionka_20_akapitu"><text:span text:style-name="T13">1. Informacje ogólne</text:span></text:span></text:h>
      <text:p text:style-name="P30"><text:span text:style-name="Domyślna_20_czcionka_20_akapitu"><text:span text:style-name="T3">Nazwa projektu:</text:span></text:span><text:span text:style-name="Domyślna_20_czcionka_20_akapitu"><text:span text:style-name="T8"> Matrix Guide – </text:span></text:span><text:span text:style-name="Domyślna_20_czcionka_20_akapitu"><text:span text:style-name="T9">Matrix dla opornych</text:span></text:span></text:p>
      <text:p text:style-name="P30"><text:span text:style-name="Domyślna_20_czcionka_20_akapitu"><text:span text:style-name="T3">Autorzy:</text:span></text:span><text:span text:style-name="Domyślna_20_czcionka_20_akapitu"><text:span text:style-name="T8"> Alan Gładyś, Martyna Hedeszyńska</text:span></text:span></text:p>
      <text:p text:style-name="P30"><text:span text:style-name="Domyślna_20_czcionka_20_akapitu"><text:span text:style-name="T3">Język programowania:</text:span></text:span><text:span text:style-name="Domyślna_20_czcionka_20_akapitu"><text:span text:style-name="T8"> Python</text:span></text:span></text:p>
      <text:p text:style-name="P30"><text:span text:style-name="Domyślna_20_czcionka_20_akapitu"><text:span text:style-name="T3">Interfejs graficzny:</text:span></text:span><text:span text:style-name="Domyślna_20_czcionka_20_akapitu"><text:span text:style-name="T8"> Tkinter</text:span></text:span></text:p>
      <text:p text:style-name="P30"><text:span text:style-name="Domyślna_20_czcionka_20_akapitu"><text:span text:style-name="T3">Charakter projektu:</text:span></text:span><text:span text:style-name="Domyślna_20_czcionka_20_akapitu"><text:span text:style-name="T8"> aplikacja edukacyjno‑obliczeniowa</text:span></text:span></text:p>
      <text:p text:style-name="P30"><text:span text:style-name="Domyślna_20_czcionka_20_akapitu"><text:span text:style-name="T8">Projekt </text:span></text:span><text:span text:style-name="Domyślna_20_czcionka_20_akapitu"><text:span text:style-name="T3">Matrix Guide</text:span></text:span><text:span text:style-name="Domyślna_20_czcionka_20_akapitu"><text:span text:style-name="T8"> jest aplikacją desktopową służącą do nauki oraz wykonywania podstawowych i zaawansowanych operacji na macierzach. Program łączy w sobie:</text:span></text:span></text:p>
      <text:list text:style-name="L1">
        <text:list-item>
          <text:p text:style-name="P16"><text:span text:style-name="Domyślna_20_czcionka_20_akapitu"><text:span text:style-name="T8">część </text:span></text:span><text:span text:style-name="Domyślna_20_czcionka_20_akapitu"><text:span text:style-name="T3">obliczeniową</text:span></text:span><text:span text:style-name="Domyślna_20_czcionka_20_akapitu"><text:span text:style-name="T8"> (logika matematyczna),</text:span></text:span></text:p>
        </text:list-item>
        <text:list-item>
          <text:p text:style-name="P16"><text:span text:style-name="Domyślna_20_czcionka_20_akapitu"><text:span text:style-name="T3">graficzny interfejs użytkownika (GUI)</text:span></text:span><text:span text:style-name="Domyślna_20_czcionka_20_akapitu"><text:span text:style-name="T8">,</text:span></text:span></text:p>
        </text:list-item>
        <text:list-item>
          <text:p text:style-name="P16"><text:span text:style-name="Domyślna_20_czcionka_20_akapitu"><text:span text:style-name="T8">rozbudowany </text:span></text:span><text:span text:style-name="Domyślna_20_czcionka_20_akapitu"><text:span text:style-name="T3">samouczek teoretyczny</text:span></text:span><text:span text:style-name="Domyślna_20_czcionka_20_akapitu"><text:span text:style-name="T8"> z przykładami krok po kroku.</text:span></text:span></text:p>
        </text:list-item>
      </text:list>
      <text:h text:style-name="P24" text:outline-level="2"><text:span text:style-name="Domyślna_20_czcionka_20_akapitu"><text:span text:style-name="T13"/></text:span></text:h>
      <text:p text:style-name="P33"><text:span text:style-name="Domyślna_20_czcionka_20_akapitu"><text:span text:style-name="T13"/></text:span></text:p>
      <text:p text:style-name="P33"><text:span text:style-name="Domyślna_20_czcionka_20_akapitu"><text:span text:style-name="T13"/></text:span></text:p>
      <text:h text:style-name="P24" text:outline-level="2"><text:soft-page-break/><text:span text:style-name="Domyślna_20_czcionka_20_akapitu"><text:span text:style-name="T13"/></text:span></text:h>
      <text:h text:style-name="P24" text:outline-level="2"><text:span text:style-name="Domyślna_20_czcionka_20_akapitu"><text:span text:style-name="T13">2. Struktura projektu</text:span></text:span></text:h>
      <text:p text:style-name="P30"><text:span text:style-name="Domyślna_20_czcionka_20_akapitu"><text:span text:style-name="T8">Projekt składa się z czterech głównych plików:</text:span></text:span></text:p>
      <text:p text:style-name="P31"><text:span text:style-name="Domyślna_20_czcionka_20_akapitu"><text:span text:style-name="T10">MatrixGuide/</text:span></text:span><text:span text:style-name="T11"><text:line-break/></text:span><text:span text:style-name="Domyślna_20_czcionka_20_akapitu"><text:span text:style-name="T10">│</text:span></text:span><text:span text:style-name="T11"><text:line-break/></text:span><text:span text:style-name="Domyślna_20_czcionka_20_akapitu"><text:span text:style-name="T10">├── mainApp.py <text:s text:c="9"/># Menu startowe aplikacji</text:span></text:span><text:span text:style-name="T11"><text:line-break/></text:span><text:span text:style-name="Domyślna_20_czcionka_20_akapitu"><text:span text:style-name="T10">├── gui.py <text:s text:c="13"/># Główna aplikacja GUI do obliczeń</text:span></text:span><text:span text:style-name="T11"><text:line-break/></text:span><text:span text:style-name="Domyślna_20_czcionka_20_akapitu"><text:span text:style-name="T10">├── matrixTutorial.py <text:s text:c="2"/># Samouczek teoretyczny</text:span></text:span></text:p>
      <text:p text:style-name="P31"><text:span text:style-name="Domyślna_20_czcionka_20_akapitu"><text:span text:style-name="T10">└── functions.py <text:s text:c="7"/># Logika matematyczna i operacje na</text:span></text:span></text:p>
      <text:p text:style-name="P32"><text:span text:style-name="Domyślna_20_czcionka_20_akapitu"><text:span text:style-name="T10">macierzach</text:span></text:span><text:span text:style-name="T11"><text:line-break/></text:span></text:p>
      <text:p text:style-name="P30"><text:span text:style-name="Domyślna_20_czcionka_20_akapitu"><text:span text:style-name="T8">Każdy plik pełni jasno określoną rolę, co zapewnia dobrą modularność i czytelność kodu.</text:span></text:span></text:p>
      <text:p text:style-name="P28"/>
      <text:h text:style-name="P24" text:outline-level="2"><text:span text:style-name="Domyślna_20_czcionka_20_akapitu"><text:span text:style-name="T13">3. mainApp.py – menu startowe</text:span></text:span></text:h>
      <text:h text:style-name="P25" text:outline-level="3"><text:span text:style-name="Domyślna_20_czcionka_20_akapitu"><text:span text:style-name="T3">Opis</text:span></text:span></text:h>
      <text:p text:style-name="P30"><text:span text:style-name="Domyślna_20_czcionka_20_akapitu"><text:span text:style-name="T8">Plik </text:span></text:span><text:span text:style-name="Domyślna_20_czcionka_20_akapitu"><text:span text:style-name="T10">mainApp.py</text:span></text:span><text:span text:style-name="Domyślna_20_czcionka_20_akapitu"><text:span text:style-name="T8"> jest punktem startowym całej aplikacji. Tworzy on proste okno menu, z którego użytkownik może wybrać tryb działania programu.</text:span></text:span></text:p>
      <text:h text:style-name="P25" text:outline-level="3"><text:span text:style-name="Domyślna_20_czcionka_20_akapitu"><text:span text:style-name="T3">Funkcjonalności</text:span></text:span></text:h>
      <text:list text:style-name="L2">
        <text:list-item>
          <text:p text:style-name="P17"><text:span text:style-name="Domyślna_20_czcionka_20_akapitu"><text:span text:style-name="T8">uruchomienie aplikacji obliczeniowej GUI (</text:span></text:span><text:span text:style-name="Domyślna_20_czcionka_20_akapitu"><text:span text:style-name="T10">gui.py</text:span></text:span><text:span text:style-name="Domyślna_20_czcionka_20_akapitu"><text:span text:style-name="T8">),</text:span></text:span></text:p>
        </text:list-item>
        <text:list-item>
          <text:p text:style-name="P17"><text:span text:style-name="Domyślna_20_czcionka_20_akapitu"><text:span text:style-name="T8">uruchomienie samouczka teoretycznego (</text:span></text:span><text:span text:style-name="Domyślna_20_czcionka_20_akapitu"><text:span text:style-name="T10">matrixTutorial.py</text:span></text:span><text:span text:style-name="Domyślna_20_czcionka_20_akapitu"><text:span text:style-name="T8">),</text:span></text:span></text:p>
        </text:list-item>
        <text:list-item>
          <text:p text:style-name="P1">zamknięcie programu.</text:p>
        </text:list-item>
      </text:list>
      <text:p text:style-name="P29"/>
      <text:h text:style-name="P25" text:outline-level="3"><text:soft-page-break/><text:span text:style-name="Domyślna_20_czcionka_20_akapitu"><text:span text:style-name="T3">Zastosowane technologie</text:span></text:span></text:h>
      <text:list text:style-name="L3">
        <text:list-item>
          <text:p text:style-name="P18"><text:span text:style-name="Domyślna_20_czcionka_20_akapitu"><text:span text:style-name="T10">tkinter</text:span></text:span><text:span text:style-name="Domyślna_20_czcionka_20_akapitu"><text:span text:style-name="T8"> – GUI,</text:span></text:span></text:p>
        </text:list-item>
        <text:list-item>
          <text:p text:style-name="P18"><text:span text:style-name="Domyślna_20_czcionka_20_akapitu"><text:span text:style-name="T10">subprocess</text:span></text:span><text:span text:style-name="Domyślna_20_czcionka_20_akapitu"><text:span text:style-name="T8"> – uruchamianie innych plików Pythona,</text:span></text:span></text:p>
        </text:list-item>
        <text:list-item>
          <text:p text:style-name="P18"><text:span text:style-name="Domyślna_20_czcionka_20_akapitu"><text:span text:style-name="T10">sys</text:span></text:span><text:span text:style-name="Domyślna_20_czcionka_20_akapitu"><text:span text:style-name="T8"> – dostęp do interpretera Pythona.</text:span></text:span></text:p>
        </text:list-item>
      </text:list>
      <text:h text:style-name="P25" text:outline-level="3"><text:span text:style-name="Domyślna_20_czcionka_20_akapitu"><text:span text:style-name="T3">Schemat działania</text:span></text:span></text:h>
      <text:list text:style-name="L4">
        <text:list-item>
          <text:p text:style-name="P19"><text:span text:style-name="Domyślna_20_czcionka_20_akapitu"><text:span text:style-name="T8">Uruchomienie </text:span></text:span><text:span text:style-name="Domyślna_20_czcionka_20_akapitu"><text:span text:style-name="T10">mainApp.py</text:span></text:span><text:span text:style-name="Domyślna_20_czcionka_20_akapitu"><text:span text:style-name="T8">.</text:span></text:span></text:p>
        </text:list-item>
        <text:list-item>
          <text:p text:style-name="P2">Wyświetlenie menu startowego.</text:p>
        </text:list-item>
        <text:list-item>
          <text:p text:style-name="P2">Wybranie przez użytkownika jednej z opcji.</text:p>
        </text:list-item>
        <text:list-item>
          <text:p text:style-name="P2">Uruchomienie odpowiedniego modułu w osobnym procesie.</text:p>
        </text:list-item>
      </text:list>
      <text:p text:style-name="P28"/>
      <text:h text:style-name="P24" text:outline-level="2"><text:span text:style-name="Domyślna_20_czcionka_20_akapitu"><text:span text:style-name="T13">4. functions.py – logika matematyczna</text:span></text:span></text:h>
      <text:h text:style-name="P25" text:outline-level="3"><text:span text:style-name="Domyślna_20_czcionka_20_akapitu"><text:span text:style-name="T3">Opis</text:span></text:span></text:h>
      <text:p text:style-name="P30"><text:span text:style-name="Domyślna_20_czcionka_20_akapitu"><text:span text:style-name="T8">Plik </text:span></text:span><text:span text:style-name="Domyślna_20_czcionka_20_akapitu"><text:span text:style-name="T10">functions.py</text:span></text:span><text:span text:style-name="Domyślna_20_czcionka_20_akapitu"><text:span text:style-name="T8"> zawiera </text:span></text:span><text:span text:style-name="Domyślna_20_czcionka_20_akapitu"><text:span text:style-name="T3">całą logikę matematyczną</text:span></text:span><text:span text:style-name="Domyślna_20_czcionka_20_akapitu"><text:span text:style-name="T8"> projektu. Nie posiada interfejsu graficznego – jego zadaniem jest wykonywanie obliczeń na macierzach oraz obsługa danych wejściowych w trybie konsolowym.</text:span></text:span></text:p>
      <text:p text:style-name="P30"><text:span text:style-name="Domyślna_20_czcionka_20_akapitu"><text:span text:style-name="T8">Moduł ten jest wykorzystywany zarówno przez aplikację GUI, jak i (pośrednio) przez część edukacyjną.</text:span></text:span></text:p>
      <text:p text:style-name="P28"/>
      <text:p text:style-name="P28"/>
      <text:p text:style-name="P28"/>
      <text:h text:style-name="P25" text:outline-level="3"><text:soft-page-break/><text:span text:style-name="Domyślna_20_czcionka_20_akapitu"><text:span text:style-name="T13">4.1 Funkcje pomocnicze</text:span></text:span></text:h>
      <text:h text:style-name="P27" text:outline-level="4"><text:span text:style-name="Domyślna_20_czcionka_20_akapitu"><text:span text:style-name="T7">print_matrix(matrix)</text:span></text:span></text:h>
      <text:p text:style-name="P30"><text:span text:style-name="Domyślna_20_czcionka_20_akapitu"><text:span text:style-name="T8">Czytelnie wyświetla macierz w konsoli w postaci tabelarycznej.</text:span></text:span></text:p>
      <text:h text:style-name="P27" text:outline-level="4"><text:span text:style-name="Domyślna_20_czcionka_20_akapitu"><text:span text:style-name="T7">transpose_matrix(matrix)</text:span></text:span></text:h>
      <text:p text:style-name="P30"><text:span text:style-name="Domyślna_20_czcionka_20_akapitu"><text:span text:style-name="T8">Zwraca transpozycję macierzy (zamiana wierszy z kolumnami).</text:span></text:span></text:p>
      <text:h text:style-name="P27" text:outline-level="4"><text:span text:style-name="Domyślna_20_czcionka_20_akapitu"><text:span text:style-name="T7">can_add(A, B)</text:span></text:span></text:h>
      <text:p text:style-name="P30"><text:span text:style-name="Domyślna_20_czcionka_20_akapitu"><text:span text:style-name="T8">Sprawdza, czy dwie macierze mają takie same wymiary (warunek dodawania i odejmowania).</text:span></text:span></text:p>
      <text:h text:style-name="P27" text:outline-level="4"><text:span text:style-name="Domyślna_20_czcionka_20_akapitu"><text:span text:style-name="T7">can_multiply(A, B)</text:span></text:span></text:h>
      <text:p text:style-name="P30"><text:span text:style-name="Domyślna_20_czcionka_20_akapitu"><text:span text:style-name="T8">Sprawdza, czy możliwe jest mnożenie macierzy A · B.</text:span></text:span></text:p>
      <text:p text:style-name="P28"/>
      <text:h text:style-name="P25" text:outline-level="3"><text:span text:style-name="Domyślna_20_czcionka_20_akapitu"><text:span text:style-name="T13">4.2 Interakcja z użytkownikiem (tryb konsolowy)</text:span></text:span></text:h>
      <text:list text:style-name="L5">
        <text:list-item>
          <text:p text:style-name="P20"><text:span text:style-name="Domyślna_20_czcionka_20_akapitu"><text:span text:style-name="T10">ask_for_transpose()</text:span></text:span><text:span text:style-name="Domyślna_20_czcionka_20_akapitu"><text:span text:style-name="T8"> – umożliwia wybór transpozycji macierzy w razie błędu wymiarów,</text:span></text:span></text:p>
        </text:list-item>
        <text:list-item>
          <text:p text:style-name="P20"><text:span text:style-name="Domyślna_20_czcionka_20_akapitu"><text:span text:style-name="T10">inform_about_dimensions(A, B, operation)</text:span></text:span><text:span text:style-name="Domyślna_20_czcionka_20_akapitu"><text:span text:style-name="T8"> – informuje o błędnych wymiarach,</text:span></text:span></text:p>
        </text:list-item>
        <text:list-item>
          <text:p text:style-name="P20"><text:span text:style-name="Domyślna_20_czcionka_20_akapitu"><text:span text:style-name="T10">get_matrix(name)</text:span></text:span><text:span text:style-name="Domyślna_20_czcionka_20_akapitu"><text:span text:style-name="T8"> – pobiera macierz od użytkownika,</text:span></text:span></text:p>
        </text:list-item>
        <text:list-item>
          <text:p text:style-name="P20"><text:span text:style-name="Domyślna_20_czcionka_20_akapitu"><text:span text:style-name="T10">edit_matrix(A, B)</text:span></text:span><text:span text:style-name="Domyślna_20_czcionka_20_akapitu"><text:span text:style-name="T8"> – umożliwia ponowną edycję macierzy.</text:span></text:span></text:p>
        </text:list-item>
      </text:list>
      <text:p text:style-name="P28"/>
      <text:h text:style-name="P25" text:outline-level="3"><text:soft-page-break/><text:span text:style-name="Domyślna_20_czcionka_20_akapitu"><text:span text:style-name="T13">4.3 Operacje na macierzach</text:span></text:span></text:h>
      <text:h text:style-name="P27" text:outline-level="4"><text:span text:style-name="Domyślna_20_czcionka_20_akapitu"><text:span text:style-name="T3">Dodawanie – </text:span></text:span><text:span text:style-name="Domyślna_20_czcionka_20_akapitu"><text:span text:style-name="T7">sum_matrices(A, B)</text:span></text:span></text:h>
      <text:list text:style-name="L6">
        <text:list-item>
          <text:p text:style-name="P3">Warunek: takie same wymiary.</text:p>
        </text:list-item>
        <text:list-item>
          <text:p text:style-name="P3">Działanie: dodawanie element po elemencie.</text:p>
        </text:list-item>
      </text:list>
      <text:h text:style-name="P27" text:outline-level="4"><text:span text:style-name="Domyślna_20_czcionka_20_akapitu"><text:span text:style-name="T3">Odejmowanie – </text:span></text:span><text:span text:style-name="Domyślna_20_czcionka_20_akapitu"><text:span text:style-name="T7">sub_matrices(A, B)</text:span></text:span></text:h>
      <text:list text:style-name="L7">
        <text:list-item>
          <text:p text:style-name="P4">Warunek: takie same wymiary.</text:p>
        </text:list-item>
        <text:list-item>
          <text:p text:style-name="P4">Działanie: A − B.</text:p>
        </text:list-item>
      </text:list>
      <text:h text:style-name="P27" text:outline-level="4"><text:span text:style-name="Domyślna_20_czcionka_20_akapitu"><text:span text:style-name="T3">Mnożenie – </text:span></text:span><text:span text:style-name="Domyślna_20_czcionka_20_akapitu"><text:span text:style-name="T7">multiply_matrices(A, B)</text:span></text:span></text:h>
      <text:list text:style-name="L8">
        <text:list-item>
          <text:p text:style-name="P5">Warunek: liczba kolumn A = liczba wierszy B.</text:p>
        </text:list-item>
        <text:list-item>
          <text:p text:style-name="P5">Obsługa transpozycji w przypadku błędu.</text:p>
        </text:list-item>
      </text:list>
      <text:p text:style-name="P28"/>
      <text:h text:style-name="P25" text:outline-level="3"><text:span text:style-name="Domyślna_20_czcionka_20_akapitu"><text:span text:style-name="T13">4.4 Wyznacznik i macierz odwrotna</text:span></text:span></text:h>
      <text:h text:style-name="P27" text:outline-level="4"><text:span text:style-name="Domyślna_20_czcionka_20_akapitu"><text:span text:style-name="T7">determinant(matrix)</text:span></text:span></text:h>
      <text:list text:style-name="L9">
        <text:list-item>
          <text:p text:style-name="P6">Oblicza wyznacznik macierzy kwadratowej.</text:p>
        </text:list-item>
        <text:list-item>
          <text:p text:style-name="P6">Metoda: rekurencyjne rozwinięcie Laplace’a.</text:p>
        </text:list-item>
      </text:list>
      <text:h text:style-name="P27" text:outline-level="4"><text:span text:style-name="Domyślna_20_czcionka_20_akapitu"><text:span text:style-name="T7">cofactor_matrix(matrix)</text:span></text:span></text:h>
      <text:list text:style-name="L10">
        <text:list-item>
          <text:p text:style-name="P7">Tworzy macierz dopełnień algebraicznych (kofaktorów).</text:p>
        </text:list-item>
      </text:list>
      <text:h text:style-name="P27" text:outline-level="4"><text:soft-page-break/><text:span text:style-name="Domyślna_20_czcionka_20_akapitu"><text:span text:style-name="T7">inverse_matrix(matrix)</text:span></text:span></text:h>
      <text:list text:style-name="L11">
        <text:list-item>
          <text:p text:style-name="P8">Sprawdza kwadratowość macierzy.</text:p>
        </text:list-item>
        <text:list-item>
          <text:p text:style-name="P8">Oblicza wyznacznik.</text:p>
        </text:list-item>
        <text:list-item>
          <text:p text:style-name="P8">Tworzy adjugatę i dzieli przez wyznacznik.</text:p>
        </text:list-item>
      </text:list>
      <text:p text:style-name="P28"/>
      <text:h text:style-name="P25" text:outline-level="3"><text:span text:style-name="Domyślna_20_czcionka_20_akapitu"><text:span text:style-name="T13">4.5 Dzielenie macierzy – </text:span></text:span><text:span text:style-name="Domyślna_20_czcionka_20_akapitu"><text:span text:style-name="T14">divide_matrices(A, B)</text:span></text:span></text:h>
      <text:p text:style-name="P30"><text:span text:style-name="Domyślna_20_czcionka_20_akapitu"><text:span text:style-name="T8">Dzielenie realizowane jest jako:</text:span></text:span></text:p>
      <text:p text:style-name="P31"><text:span text:style-name="Domyślna_20_czcionka_20_akapitu"><text:span text:style-name="T10">A / B = A · B⁻¹</text:span></text:span><text:span text:style-name="T11"><text:line-break/></text:span></text:p>
      <text:p text:style-name="P30"><text:span text:style-name="Domyślna_20_czcionka_20_akapitu"><text:span text:style-name="T8">Program:</text:span></text:span></text:p>
      <text:list text:style-name="L12">
        <text:list-item>
          <text:p text:style-name="P9">oblicza macierz odwrotną B,</text:p>
        </text:list-item>
        <text:list-item>
          <text:p text:style-name="P9">pozwala wybrać kolejność mnożenia,</text:p>
        </text:list-item>
        <text:list-item>
          <text:p text:style-name="P14"><text:span text:style-name="T2">sprawdza poprawność wymiarów.</text:span></text:p>
        </text:list-item>
      </text:list>
      <text:h text:style-name="P24" text:outline-level="2"><text:span text:style-name="Domyślna_20_czcionka_20_akapitu"><text:span text:style-name="T13"><text:line-break/><text:line-break/><text:line-break/></text:span></text:span></text:h>
      <text:p text:style-name="P33"><text:span text:style-name="Domyślna_20_czcionka_20_akapitu"><text:span text:style-name="T13"/></text:span></text:p>
      <text:h text:style-name="P24" text:outline-level="2"><text:soft-page-break/><text:span text:style-name="Domyślna_20_czcionka_20_akapitu"><text:span text:style-name="T13">5. gui.py – aplikacja obliczeniowa GUI</text:span></text:span></text:h>
      <text:h text:style-name="P25" text:outline-level="3"><text:span text:style-name="Domyślna_20_czcionka_20_akapitu"><text:span text:style-name="T3">Opi</text:span></text:span><text:span text:style-name="Domyślna_20_czcionka_20_akapitu"><text:span text:style-name="T4">s</text:span></text:span></text:h>
      <text:p text:style-name="P30"><text:span text:style-name="Domyślna_20_czcionka_20_akapitu"><text:span text:style-name="T8">Plik </text:span></text:span><text:span text:style-name="Domyślna_20_czcionka_20_akapitu"><text:span text:style-name="T10">gui.py</text:span></text:span><text:span text:style-name="Domyślna_20_czcionka_20_akapitu"><text:span text:style-name="T8"> zawiera pełną aplikację graficzną umożliwiającą wykonywanie operacji na macierzach w sposób wizualny.</text:span></text:span></text:p>
      <text:h text:style-name="P25" text:outline-level="3"><text:span text:style-name="Domyślna_20_czcionka_20_akapitu"><text:span text:style-name="T3">Klasa </text:span></text:span><text:span text:style-name="Domyślna_20_czcionka_20_akapitu"><text:span text:style-name="T16">Matrix</text:span></text:span><text:span text:style-name="Domyślna_20_czcionka_20_akapitu"><text:span text:style-name="T17">App</text:span></text:span></text:h>
      <text:p text:style-name="P34"><text:span text:style-name="Domyślna_20_czcionka_20_akapitu"><text:span text:style-name="T11">Główna klasa aplikacji, odpowiedzialna za:</text:span></text:span></text:p>
      <text:list text:style-name="L21">
        <text:list-item>
          <text:p text:style-name="P35">Tworzenie okna aplikacji</text:p>
        </text:list-item>
        <text:list-item>
          <text:p text:style-name="P35">Wyświetlanie macierzy</text:p>
        </text:list-item>
        <text:list-item>
          <text:p text:style-name="P35">Obsługę wszystkich operacji na macierzach</text:p>
        </text:list-item>
        <text:list-item>
          <text:p text:style-name="P35">Interakcję użytkownika z GUI</text:p>
        </text:list-item>
      </text:list>
      <text:p text:style-name="P36"/>
      <text:p text:style-name="P41">Konstruktor</text:p>
      <text:p text:style-name="P38"><text:span text:style-name="T21">parametry: </text:span></text:p>
      <text:list text:style-name="L23">
        <text:list-item>
          <text:p text:style-name="P39"><text:span text:style-name="T21">root – obiekt Tk() reprezentujący główne okno aplikacji</text:span></text:p>
          <text:p text:style-name="P39"><text:span text:style-name="T21">Inicjalizuje macierze </text:span><text:span text:style-name="Source_20_Text"><text:span text:style-name="T21">matrix_a</text:span></text:span><text:span text:style-name="T21"> i </text:span><text:span text:style-name="Source_20_Text"><text:span text:style-name="T21">matrix_b</text:span></text:span><text:span text:style-name="T21"> (domyślnie 2x2)<text:line-break/>Wywołuje metody </text:span><text:span text:style-name="Source_20_Text"><text:span text:style-name="T21">initialize_ui()</text:span></text:span><text:span text:style-name="T21">, </text:span><text:span text:style-name="Source_20_Text"><text:span text:style-name="T21">center_window()</text:span></text:span><text:span text:style-name="T21"> oraz </text:span><text:span text:style-name="Source_20_Text"><text:span text:style-name="T21">update_display()</text:span></text:span></text:p>
        </text:list-item>
      </text:list>
      <text:p text:style-name="P38"><text:span text:style-name="T21"/></text:p>
      <text:p text:style-name="P52"><text:span text:style-name="T18">Metody</text:span></text:p>
      <text:list xml:id="list2173746974" text:style-name="L25">
        <text:list-item>
          <text:p text:style-name="P44">center_window(window, width, height) – centruje okno na ekranie</text:p>
        </text:list-item>
        <text:list-item text:style-override="L27">
          <text:p text:style-name="P45">initialize_ui() – tworzy wszystkie komponenty GUI (etykiety, przyciski, sekcje operacji, przycisk wyjścia)</text:p>
        </text:list-item>
        <text:list-item text:style-override="L28">
          <text:p text:style-name="P46">update_display(result_text="") – aktualizuje obszar wyświetlania macierzy i wynik operacji</text:p>
        </text:list-item>
        <text:list-item text:style-override="L29">
          <text:p text:style-name="P47">format_matrix(matrix) – formatuje macierz do postaci tekstowej</text:p>
        </text:list-item>
        <text:list-item text:style-override="L30">
          <text:p text:style-name="P48">show_error(message) – wyświetla okno komunikatu o błędzie</text:p>
        </text:list-item>
      </text:list>
      <text:p text:style-name="P51"><text:span text:style-name="T12"/></text:p>
      <text:p text:style-name="P43"><text:span text:style-name="T11"/></text:p>
      <text:p text:style-name="P43"><text:span text:style-name="T11"/></text:p>
      <text:p text:style-name="P43"><text:span text:style-name="T11"/></text:p>
      <text:p text:style-name="P38"><text:soft-page-break/><text:span text:style-name="T19">Operacje na macierzach</text:span></text:p>
      <text:p text:style-name="P38"><text:span text:style-name="T24">Wszystkie metody związane z macierzami korzystają z klasy „functions”</text:span></text:p>
      <text:list text:continue-list="list2173746974" text:style-name="L31">
        <text:list-item>
          <text:p text:style-name="P49">subtract_matrices() – odejmuje B od A i wyświetla wynik</text:p>
        </text:list-item>
        <text:list-item>
          <text:p text:style-name="P40"><text:span text:style-name="Domyślna_20_czcionka_20_akapitu">add_matrices() – dodaje macierze A i B i wyświetla wynik</text:span></text:p>
        </text:list-item>
        <text:list-item>
          <text:p text:style-name="P49">multiply_matrices() – mnoży macierze A i B i wyświetla wynik</text:p>
        </text:list-item>
        <text:list-item>
          <text:p text:style-name="P49">divide_a_by_b(), divide_b_by_a() – dzieli macierz A przez B lub B przez A, wykorzystując macierz odwrotną</text:p>
        </text:list-item>
        <text:list-item>
          <text:p text:style-name="P49">perform_division(label, reverse=False) – pomocnicza metoda do dzielenia macierzy</text:p>
        </text:list-item>
        <text:list-item>
          <text:p text:style-name="P49">perform_multiplication(matrix_a, matrix_b) – pomocnicza metoda ręcznego mnożenia macierzy</text:p>
        </text:list-item>
        <text:list-item>
          <text:p text:style-name="P49">transpose_matrix(matrix_name) – transponuje wybraną macierz</text:p>
        </text:list-item>
        <text:list-item>
          <text:p text:style-name="P49">show_determinant(matrix_name) – oblicza wyznacznik macierzy</text:p>
        </text:list-item>
        <text:list-item>
          <text:p text:style-name="P49">show_inverse(matrix_name) – oblicza macierz odwrotną</text:p>
        </text:list-item>
        <text:list-item>
          <text:p text:style-name="P49">run_benchmark(operation, label) – uruchamia benchmark dla wybranej operacji i wyświetla wyniki</text:p>
        </text:list-item>
      </text:list>
      <text:p text:style-name="P50"/>
      <text:p text:style-name="P42">Edycja macierzy</text:p>
      <text:list text:continue-numbering="true" text:style-name="L31">
        <text:list-item>
          <text:p text:style-name="P49">edit_matrix(matrix_name) – otwiera okno do edycji macierzy A lub B, pozwala zmienić wymiary i wartości</text:p>
        </text:list-item>
        <text:list-item>
          <text:p text:style-name="P40"><text:span text:style-name="T24">generate_random_matrices() – generuje losowe kwadratowe macierze (2x2 lub 3x3) i aktualizuje wyświetlacz</text:span></text:p>
        </text:list-item>
      </text:list>
      <text:p text:style-name="P38"><text:span text:style-name="Domyślna_20_czcionka_20_akapitu"><text:span text:style-name="T23"/></text:span></text:p>
      <text:p text:style-name="P38"><text:span text:style-name="Domyślna_20_czcionka_20_akapitu"><text:span text:style-name="T25">Struktura GUI</text:span></text:span></text:p>
      <text:list xml:id="list203348049521926" text:continue-numbering="true" text:style-name="L31">
        <text:list-item>
          <text:p text:style-name="P40"><text:span text:style-name="Domyślna_20_czcionka_20_akapitu"><text:span text:style-name="T24">Główny obszar wyświetlania – Text, wyświetla macierze i wyniki</text:span></text:span></text:p>
        </text:list-item>
        <text:list-item>
          <text:p text:style-name="P49">Prawy panel:</text:p>
        </text:list-item>
        <text:list-item>
          <text:p text:style-name="P49">Operacje specjalne (Transpozycja, Wyznacznik, Macierz odwrotna)</text:p>
        </text:list-item>
        <text:list-item>
          <text:p text:style-name="P49">Edycja macierzy (Edytuj A/B, Losuj nowe)</text:p>
        </text:list-item>
        <text:list-item>
          <text:p text:style-name="P49">Lewy panel: </text:p>
        </text:list-item>
        <text:list-item>
          <text:p text:style-name="P49">Operacje specjalne (Transpozycja, Wyznacznik, Macierz odwrotna)</text:p>
        </text:list-item>
        <text:list-item>
          <text:p text:style-name="P49">Edycja macierzy (Edytuj A/B, Losuj nowe)</text:p>
        </text:list-item>
        <text:list-item>
          <text:p text:style-name="P40"><text:span text:style-name="T24">Przycisk wyjścia – zamyka aplikację</text:span></text:p>
        </text:list-item>
      </text:list>
      <text:h text:style-name="P26" text:outline-level="3"><text:soft-page-break/><text:span text:style-name="Domyślna_20_czcionka_20_akapitu"><text:span text:style-name="T5">Zależności</text:span></text:span></text:h>
      <text:list text:continue-numbering="true" text:style-name="L31">
        <text:list-item>
          <text:p text:style-name="P40"><text:span text:style-name="Domyślna_20_czcionka_20_akapitu"><text:span text:style-name="T24">tkinter – GUI</text:span></text:span></text:p>
        </text:list-item>
        <text:list-item>
          <text:p text:style-name="P49">random – losowanie macierzy</text:p>
        </text:list-item>
        <text:list-item>
          <text:p text:style-name="P49">functions – <text:span text:style-name="T26">klasa z</text:span> funkcjami</text:p>
          <text:p text:style-name="P37"/>
        </text:list-item>
      </text:list>
      <text:h text:style-name="P24" text:outline-level="2"><text:span text:style-name="Domyślna_20_czcionka_20_akapitu"><text:span text:style-name="T13">6. matrixTutorial.py – samouczek edukacyjny</text:span></text:span></text:h>
      <text:h text:style-name="P25" text:outline-level="3"><text:span text:style-name="Domyślna_20_czcionka_20_akapitu"><text:span text:style-name="T3">Opis</text:span></text:span></text:h>
      <text:p text:style-name="P30"><text:span text:style-name="Domyślna_20_czcionka_20_akapitu"><text:span text:style-name="T8">Moduł </text:span></text:span><text:span text:style-name="Domyślna_20_czcionka_20_akapitu"><text:span text:style-name="T10">matrixTutorial.py</text:span></text:span><text:span text:style-name="Domyślna_20_czcionka_20_akapitu"><text:span text:style-name="T8"> jest </text:span></text:span><text:span text:style-name="Domyślna_20_czcionka_20_akapitu"><text:span text:style-name="T3">rozbudowanym samouczkiem teoretycznym</text:span></text:span><text:span text:style-name="Domyślna_20_czcionka_20_akapitu"><text:span text:style-name="T8">, który wyjaśnia operacje na macierzach w sposób opisowy, z przykładami krok po kroku.</text:span></text:span></text:p>
      <text:h text:style-name="P25" text:outline-level="3"><text:span text:style-name="Domyślna_20_czcionka_20_akapitu"><text:span text:style-name="T3">Zawartość</text:span></text:span></text:h>
      <text:p text:style-name="P30"><text:span text:style-name="Domyślna_20_czcionka_20_akapitu"><text:span text:style-name="T8">Samouczek obejmuje:</text:span></text:span></text:p>
      <text:list text:style-name="L16">
        <text:list-item>
          <text:p text:style-name="P10">dodawanie macierzy,</text:p>
        </text:list-item>
        <text:list-item>
          <text:p text:style-name="P10">odejmowanie,</text:p>
        </text:list-item>
        <text:list-item>
          <text:p text:style-name="P10">mnożenie,</text:p>
        </text:list-item>
        <text:list-item>
          <text:p text:style-name="P10">transpozycję,</text:p>
        </text:list-item>
        <text:list-item>
          <text:p text:style-name="P10">wyznacznik (Laplace),</text:p>
        </text:list-item>
        <text:list-item>
          <text:p text:style-name="P10">macierz odwrotną (2×2 i 3×3),</text:p>
        </text:list-item>
        <text:list-item>
          <text:p text:style-name="P10">dzielenie macierzy.</text:p>
        </text:list-item>
      </text:list>
      <text:h text:style-name="P25" text:outline-level="3"><text:span text:style-name="Domyślna_20_czcionka_20_akapitu"><text:span text:style-name="T3">Forma</text:span></text:span></text:h>
      <text:list text:style-name="L17">
        <text:list-item>
          <text:p text:style-name="P11">osobne przyciski dla każdej operacji,</text:p>
        </text:list-item>
        <text:list-item>
          <text:p text:style-name="P11"><text:soft-page-break/>dynamicznie wyświetlana treść,</text:p>
        </text:list-item>
        <text:list-item>
          <text:p text:style-name="P11">duży nacisk na zrozumienie matematyki.</text:p>
        </text:list-item>
      </text:list>
      <text:p text:style-name="P28"/>
      <text:h text:style-name="P24" text:outline-level="2"><text:span text:style-name="Domyślna_20_czcionka_20_akapitu"><text:span text:style-name="T13">7. Spójność projektu</text:span></text:span></text:h>
      <text:p text:style-name="P30"><text:span text:style-name="Domyślna_20_czcionka_20_akapitu"><text:span text:style-name="T8">Projekt spełnia zasady:</text:span></text:span></text:p>
      <text:list text:style-name="L18">
        <text:list-item>
          <text:p text:style-name="P22"><text:span text:style-name="Domyślna_20_czcionka_20_akapitu"><text:span text:style-name="T3">modularności</text:span></text:span><text:span text:style-name="Domyślna_20_czcionka_20_akapitu"><text:span text:style-name="T8"> – rozdzielenie logiki, GUI i teorii,</text:span></text:span></text:p>
        </text:list-item>
        <text:list-item>
          <text:p text:style-name="P22"><text:span text:style-name="Domyślna_20_czcionka_20_akapitu"><text:span text:style-name="T3">czytelności</text:span></text:span><text:span text:style-name="Domyślna_20_czcionka_20_akapitu"><text:span text:style-name="T8"> – komentarze i logiczna struktura,</text:span></text:span></text:p>
        </text:list-item>
        <text:list-item>
          <text:p text:style-name="P22"><text:span text:style-name="Domyślna_20_czcionka_20_akapitu"><text:span text:style-name="T3">edukacyjności</text:span></text:span><text:span text:style-name="Domyślna_20_czcionka_20_akapitu"><text:span text:style-name="T8"> – teoria + praktyka.</text:span></text:span></text:p>
        </text:list-item>
      </text:list>
      <text:p text:style-name="P28"/>
      <text:h text:style-name="P24" text:outline-level="2"><text:span text:style-name="Domyślna_20_czcionka_20_akapitu"><text:span text:style-name="T13">8. Podsumowanie</text:span></text:span></text:h>
      <text:p text:style-name="P30"><text:span text:style-name="Domyślna_20_czcionka_20_akapitu"><text:span text:style-name="T3">Matrix Guide</text:span></text:span><text:span text:style-name="Domyślna_20_czcionka_20_akapitu"><text:span text:style-name="T8"> to kompletna aplikacja edukacyjna, która:</text:span></text:span></text:p>
      <text:list text:style-name="L19">
        <text:list-item>
          <text:p text:style-name="P12">uczy matematyki macierzy od podstaw,</text:p>
        </text:list-item>
        <text:list-item>
          <text:p text:style-name="P12">umożliwia praktyczne obliczenia,</text:p>
        </text:list-item>
        <text:list-item>
          <text:p text:style-name="P12">posiada intuicyjny interfejs,</text:p>
        </text:list-item>
        <text:list-item>
          <text:p text:style-name="P12">jest łatwa w rozbudowie (np. o macierze większych rozmiarów).</text:p>
        </text:list-item>
      </text:list>
      <text:p text:style-name="P30"><text:span text:style-name="Domyślna_20_czcionka_20_akapitu"><text:span text:style-name="T8">Projekt idealnie nadaje się jako:</text:span></text:span></text:p>
      <text:list text:style-name="L20">
        <text:list-item>
          <text:p text:style-name="P13">praca zaliczeniowa,</text:p>
        </text:list-item>
        <text:list-item>
          <text:p text:style-name="P13">pomoc dydaktyczna,</text:p>
        </text:list-item>
        <text:list-item>
          <text:p text:style-name="P15"><text:soft-page-break/><text:span text:style-name="Domyślna_20_czcionka_20_akapitu"><text:span text:style-name="T8">baza do dalszego rozwoju aplikacji matematycznych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Gothic1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6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pl" fo:country="PL" fo:font-style="normal" style:text-underline-style="none" fo:font-weight="normal" style:letter-kerning="false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pl" fo:country="PL" fo:font-style="normal" style:text-underline-style="none" fo:font-weight="normal" style:letter-kerning="fals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1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ny" style:next-style-name="Normalny" style:default-outline-level="1" style:class="text">
      <style:paragraph-properties fo:margin-top="0.635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20pt" style:font-name-asian="MS Gothic" style:font-family-asian="'MS Gothic'" style:font-family-generic-asian="modern" style:font-pitch-asian="fixed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ny" style:next-style-name="Normalny" style:default-outline-level="2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ny" style:next-style-name="Normalny" style:default-outline-level="3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fo:font-size="14pt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ny" style:next-style-name="Normalny" style:default-outline-level="4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Akapit_20_z_20_listą" style:display-name="Akapit z listą" style:family="paragraph" style:parent-style-name="Normalny">
      <style:paragraph-properties fo:margin-left="1.27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omyślna_20_czcionka_20_akapitu" style:display-name="Domyślna czcionka akapitu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title/>
    <dc:description/>
    <dc:subject/>
    <meta:initial-creator>Gładyś Alan kl: ap</meta:initial-creator>
    <meta:creation-date>2026-01-29T17:49:00Z</meta:creation-date>
    <dc:date>2026-02-01T20:25:35.581000000</dc:date>
    <meta:editing-cycles>2</meta:editing-cycles>
    <meta:editing-duration>PT1M22S</meta:editing-duration>
    <meta:document-statistic meta:table-count="0" meta:image-count="0" meta:object-count="0" meta:page-count="11" meta:paragraph-count="158" meta:word-count="892" meta:character-count="6823" meta:non-whitespace-character-count="6094"/>
    <meta:template xlink:type="simple" xlink:actuate="onRequest" xlink:title="" xlink:href="Normal.dotm"/>
  </office:meta>
</office:document-meta>
</file>